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2938in" style:rel-column-width="423*"/>
    </style:style>
    <style:style style:name="Table1.B" style:family="table-column">
      <style:table-column-properties style:column-width="2.0188in" style:rel-column-width="2907*"/>
    </style:style>
    <style:style style:name="Table1.C" style:family="table-column">
      <style:table-column-properties style:column-width="1.7604in" style:rel-column-width="2535*"/>
    </style:style>
    <style:style style:name="Table1.D" style:family="table-column">
      <style:table-column-properties style:column-width="2.6194in" style:rel-column-width="377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/text:p>
      <text:p text:style-name="Standard"><text:tab/><text:tab/><text:tab/><text:tab/><text:tab/>DEFCHECKER</text:p>
      <text:p text:style-name="Standard"/>
      <text:p text:style-name="Standard">DefChecker is a static code analyzer that analyzes C code and identifies uninitialized variables and undefined pointer variable access. </text:p>
      <text:p text:style-name="Standard"/>
      <text:p text:style-name="Standard">Parses C file and builds Control Flow Graph (CFG). </text:p>
      <text:p text:style-name="Standard">Performs "Use before definition" check on the CFG and produces list of undefined variables as output.</text:p>
      <text:p text:style-name="Standard"/>
      <text:p text:style-name="Standard">Built using Qt 6.6.1 MinGW 11.2.</text:p>
      <text:p text:style-name="Standard"/>
      <text:p text:style-name="Standard">Source code is available at sca\analyzer\CodeAnalyzer</text:p>
      <text:p text:style-name="Standard">Test files are available at sca\test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ample code</text:p>
          </table:table-cell>
          <table:table-cell table:style-name="Table1.A1" office:value-type="string">
            <text:p text:style-name="Table_20_Contents">Result</text:p>
          </table:table-cell>
          <table:table-cell table:style-name="Table1.D1" office:value-type="string">
            <text:p text:style-name="Table_20_Contents">Details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int b;</text:p>
            <text:p text:style-name="Table_20_Contents">int c=5;</text:p>
            <text:p text:style-name="Table_20_Contents">int sum = b+c;</text:p>
          </table:table-cell>
          <table:table-cell table:style-name="Table1.B2" office:value-type="string">
            <text:p text:style-name="Table_20_Contents">Undefined variable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int b;</text:p>
            <text:p text:style-name="Table_20_Contents">int c=5;</text:p>
            <text:p text:style-name="Table_20_Contents">if( a+b ) {</text:p>
            <text:p text:style-name="Table_20_Contents"><text:s text:c="4"/>b=2;</text:p>
            <text:p text:style-name="Table_20_Contents">}</text:p>
            <text:p text:style-name="Table_20_Contents">else {</text:p>
            <text:p text:style-name="Table_20_Contents"><text:s text:c="4"/>int sum=b+c;</text:p>
            <text:p text:style-name="Table_20_Contents">}</text:p>
          </table:table-cell>
          <table:table-cell table:style-name="Table1.B2" office:value-type="string">
            <text:p text:style-name="Table_20_Contents">Undefined variable b</text:p>
          </table:table-cell>
          <table:table-cell table:style-name="Table1.D2" office:value-type="string">
            <text:p text:style-name="Table_20_Contents">Variable b is not assigned value in else case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int b;</text:p>
            <text:p text:style-name="Table_20_Contents">int c=5;</text:p>
            <text:p text:style-name="Table_20_Contents">if( a+b ) {</text:p>
            <text:p text:style-name="Table_20_Contents"><text:s text:c="4"/>b=2;</text:p>
            <text:p text:style-name="Table_20_Contents">}</text:p>
            <text:p text:style-name="Table_20_Contents">else {</text:p>
            <text:p text:style-name="Table_20_Contents"><text:s text:c="4"/>int b=6;</text:p>
            <text:p text:style-name="Table_20_Contents"><text:s text:c="4"/>int sum=b+c;</text:p>
            <text:p text:style-name="Table_20_Contents">}</text:p>
          </table:table-cell>
          <table:table-cell table:style-name="Table1.B2" office:value-type="string">
            <text:p text:style-name="Table_20_Contents">No error</text:p>
          </table:table-cell>
          <table:table-cell table:style-name="Table1.D2" office:value-type="string">
            <text:p text:style-name="Table_20_Contents">Variable b in else block shadows the uninitialized variable in outer scope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int *q;</text:p>
            <text:p text:style-name="Table_20_Contents">int a = *q;</text:p>
          </table:table-cell>
          <table:table-cell table:style-name="Table1.B2" office:value-type="string">
            <text:p text:style-name="Table_20_Contents">Undefined ptr q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int *p=malloc(4);</text:p>
            <text:p text:style-name="Table_20_Contents">int *q;</text:p>
            <text:p text:style-name="Table_20_Contents">q = p;</text:p>
            <text:p text:style-name="Table_20_Contents">int a = *q;</text:p>
          </table:table-cell>
          <table:table-cell table:style-name="Table1.B2" office:value-type="string">
            <text:p text:style-name="Table_20_Contents">No error</text:p>
          </table:table-cell>
          <table:table-cell table:style-name="Table1.D2" office:value-type="string">
            <text:p text:style-name="Table_20_Contents">Variables p and q both point to the same memory allocated by malloc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int *p=malloc(4);</text:p>
            <text:p text:style-name="Table_20_Contents">int *q;</text:p>
            <text:p text:style-name="Table_20_Contents">q = p;</text:p>
            <text:p text:style-name="Table_20_Contents">delete(p);</text:p>
            <text:p text:style-name="Table_20_Contents">int a = *q;</text:p>
          </table:table-cell>
          <table:table-cell table:style-name="Table1.B2" office:value-type="string">
            <text:p text:style-name="Table_20_Contents">Undefined ptr q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55M13S</meta:editing-duration>
    <meta:editing-cycles>20</meta:editing-cycles>
    <meta:generator>OpenOffice/4.1.5$Win32 OpenOffice.org_project/415m1$Build-9789</meta:generator>
    <dc:date>2025-07-06T16:08:15.01</dc:date>
    <meta:document-statistic meta:table-count="1" meta:image-count="0" meta:object-count="0" meta:page-count="1" meta:paragraph-count="57" meta:word-count="192" meta:character-count="994"/>
    <meta:user-defined meta:name="Info 1"/>
    <meta:user-defined meta:name="Info 2"/>
    <meta:user-defined meta:name="Info 3"/>
    <meta:user-defined meta:name="Info 4"/>
  </office:meta>
</office:document-meta>
</file>